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use-window-font-color="true"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style:use-window-font-color="true" fo:font-size="13pt" fo:font-weight="normal" style:font-size-asian="13pt" style:font-weight-asian="normal" style:font-size-complex="13pt" style:font-weight-complex="normal"/>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ersonal Project</text:p>
      <text:p text:style-name="P5">Mastermind</text:p>
      <text:p text:style-name="P5"/>
      <text:p text:style-name="P5"/>
      <text:p text:style-name="P5"/>
      <text:p text:style-name="P5"/>
      <text:p text:style-name="P5"/>
      <text:p text:style-name="P5"/>
      <text:p text:style-name="P5"/>
      <text:p text:style-name="P5"/>
      <text:p text:style-name="P5"/>
      <text:p text:style-name="P5"/>
      <text:p text:style-name="P2">CIS-11 </text:p>
      <text:p text:style-name="P2">Section 48982</text:p>
      <text:p text:style-name="P2">Michael Risher</text:p>
      <text:p text:style-name="P2">November 6, 2015</text:p>
      <text:p text:style-name="P14">I. Introduction:</text:p>
      <text:p text:style-name="P9"/>
      <text:p text:style-name="P10">Title: Mastermind</text:p>
      <text:p text:style-name="P10"/>
      <text:p text:style-name="P7">A code breaking game.</text:p>
      <text:p text:style-name="P7"/>
      <text:p text:style-name="P11"/>
      <text:p text:style-name="P6">II. Summary</text:p>
      <text:p text:style-name="P8"/>
      <text:p text:style-name="P7">Project lines of code: 299</text:p>
      <text:p text:style-name="P7"/>
      <text:p text:style-name="P13"><text:span text:style-name="T1"><text:tab/>This program creates a 3 digit octal number which the user must guess within ten attempts. <text:s/>When the user guesses a correct number it can be correct and the right place or it can be correct but in the wrong place. <text:s/>When the user correctly gets the answer it will output how many attempts were made. Should the user miss all ten attempts the correct answer will be printed on the screen.</text:span></text:p>
      <text:p text:style-name="P12"/>
      <text:p text:style-name="P6">III. Instructions</text:p>
      <text:p text:style-name="P8"/>
      <text:p text:style-name="P12"><text:tab/>The game will start by asking if you want to know the number beforehand this is only for debugging. After answering the question it will then begin the main loop of asking the user to input a three digit number separated with spaces. The game will then tell you how many numbers are correct and in the right place and how many numbers are correct but in the wrong place. <text:s/>If you correctly guess all three numbers you will have won the game and will then be asked if would like to play again. If you use all the guesses without getting it correct it will then prompt you with what the correct answer was and will ask you if you want to play again.</text:p>
      <text:p text:style-name="P12"/>
      <text:p text:style-name="P12"/>
      <text:p text:style-name="P6">IV. Pseudo Code</text:p>
      <text:p text:style-name="P8"/>
      <text:p text:style-name="P20">set time to 0</text:p>
      <text:p text:style-name="P20">set srand</text:p>
      <text:p text:style-name="P20">print out welcome message</text:p>
      <text:p text:style-name="P20">generate 3 random octals</text:p>
      <text:p text:style-name="P20">print out if want to show number</text:p>
      <text:p text:style-name="P20"><text:tab/>if input y</text:p>
      <text:p text:style-name="P20"><text:tab/>print out number</text:p>
      <text:p text:style-name="P20">start loop</text:p>
      <text:p text:style-name="P20"><text:tab/>print out user input message</text:p>
      <text:p text:style-name="P20"><text:tab/>accept user input</text:p>
      <text:p text:style-name="P20"><text:tab/>check user input</text:p>
      <text:p text:style-name="P20"><text:soft-page-break/><text:tab/><text:tab/>set win var, set correct place var, set correct var</text:p>
      <text:p text:style-name="P20"><text:tab/><text:tab/>if user number 1 (u1) equals random number 1 (r1)</text:p>
      <text:p text:style-name="P20"><text:tab/><text:tab/>add 1 to correct place</text:p>
      <text:p text:style-name="P20"><text:tab/><text:tab/>else check u2 == r1</text:p>
      <text:p text:style-name="P20"><text:tab/><text:tab/><text:tab/>true: add one to correct</text:p>
      <text:p text:style-name="P20"><text:tab/><text:tab/>else check u3 == r1</text:p>
      <text:p text:style-name="P20"><text:tab/><text:tab/><text:tab/>true: add one to correct</text:p>
      <text:p text:style-name="P20"><text:tab/><text:tab/>if u2 equals r2</text:p>
      <text:p text:style-name="P20"><text:tab/><text:tab/>add 1 to correct place</text:p>
      <text:p text:style-name="P20"><text:tab/><text:tab/>else check u1 == r2</text:p>
      <text:p text:style-name="P20"><text:tab/><text:tab/><text:tab/>true: add one to correct</text:p>
      <text:p text:style-name="P20"><text:tab/><text:tab/>else check u3 == r2</text:p>
      <text:p text:style-name="P20"><text:tab/><text:tab/><text:tab/>true: add one to correct</text:p>
      <text:p text:style-name="P20"><text:tab/><text:tab/>if u3 equals r3</text:p>
      <text:p text:style-name="P20"><text:tab/><text:tab/>add 1 to correct place</text:p>
      <text:p text:style-name="P20"><text:tab/><text:tab/>else check u1 == r3</text:p>
      <text:p text:style-name="P20"><text:tab/><text:tab/><text:tab/>true: add one to correct</text:p>
      <text:p text:style-name="P20"><text:tab/><text:tab/>else check u2== r3</text:p>
      <text:p text:style-name="P20"><text:tab/><text:tab/><text:tab/>true: add one to correct</text:p>
      <text:p text:style-name="P20"><text:tab/><text:tab/>if correct place == 3</text:p>
      <text:p text:style-name="P20"><text:tab/><text:tab/>set win var to 1</text:p>
      <text:p text:style-name="P20"><text:tab/><text:tab/>output the correct place and correct vars</text:p>
      <text:p text:style-name="P20"><text:tab/>if won</text:p>
      <text:p text:style-name="P20"><text:tab/><text:tab/>print winning message</text:p>
      <text:p text:style-name="P20"><text:tab/><text:tab/>ask if want to play again</text:p>
      <text:p text:style-name="P20"><text:tab/>if attempts used up</text:p>
      <text:p text:style-name="P20"><text:tab/><text:tab/>print losing message</text:p>
      <text:p text:style-name="P20"><text:tab/><text:tab/>print correct number</text:p>
      <text:p text:style-name="P20"><text:tab/>goto loop</text:p>
      <text:p text:style-name="P20">end</text:p>
      <text:p text:style-name="P1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1 #48982<text:tab/><text:page-number text:select-page="current">2</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01T10:59:08.62</meta:creation-date>
    <dc:date>2015-11-07T16:18:57.18</dc:date>
    <meta:editing-duration>PT18H28M47S</meta:editing-duration>
    <meta:editing-cycles>26</meta:editing-cycles>
    <meta:generator>OpenOffice/4.1.1$Win32 OpenOffice.org_project/411m6$Build-9775</meta:generator>
    <dc:creator>Michael Risher</dc:creator>
    <meta:document-statistic meta:table-count="0" meta:image-count="0" meta:object-count="0" meta:page-count="3" meta:paragraph-count="57" meta:word-count="415" meta:character-count="2175"/>
  </office:meta>
</office:document-meta>
</file>